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26" table:style-name="ta1">
        <table:shapes>
          <draw:frame draw:z-index="0" draw:style-name="gr1" draw:text-style-name="P1" svg:width="159.99mm" svg:height="89.99mm" svg:x="126.01mm" svg:y="1mm">
            <loext:p draw:notify-on-update-of-ranges="test226.G1:test226.G1 test226.G2:test226.G58 test226.C1:test226.C1 test226.C2:test226.C58 test226.G1:test226.G1 test226.G2:test226.G58 test226.D1:test226.D1 test226.D2:test226.D5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7:58</text:p>
          </table:table-cell>
          <table:table-cell office:value-type="float" office:value="0.03193" calcext:value-type="float">
            <text:p>0.03193</text:p>
          </table:table-cell>
          <table:table-cell office:value-type="float" office:value="0.011647" calcext:value-type="float">
            <text:p>0.011647</text:p>
          </table:table-cell>
          <table:table-cell office:value-type="float" office:value="0" calcext:value-type="float">
            <text:p>0</text:p>
          </table:table-cell>
          <table:table-cell office:value-type="float" office:value="220416" calcext:value-type="float">
            <text:p>2204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7:59</text:p>
          </table:table-cell>
          <table:table-cell office:value-type="float" office:value="0.064256" calcext:value-type="float">
            <text:p>0.064256</text:p>
          </table:table-cell>
          <table:table-cell office:value-type="float" office:value="0.004342" calcext:value-type="float">
            <text:p>0.004342</text:p>
          </table:table-cell>
          <table:table-cell office:value-type="float" office:value="0" calcext:value-type="float">
            <text:p>0</text:p>
          </table:table-cell>
          <table:table-cell office:value-type="float" office:value="113598" calcext:value-type="float">
            <text:p>1135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00</text:p>
          </table:table-cell>
          <table:table-cell office:value-type="float" office:value="0.040376" calcext:value-type="float">
            <text:p>0.040376</text:p>
          </table:table-cell>
          <table:table-cell office:value-type="float" office:value="0.007734" calcext:value-type="float">
            <text:p>0.007734</text:p>
          </table:table-cell>
          <table:table-cell office:value-type="float" office:value="0" calcext:value-type="float">
            <text:p>0</text:p>
          </table:table-cell>
          <table:table-cell office:value-type="float" office:value="208256" calcext:value-type="float">
            <text:p>20825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01</text:p>
          </table:table-cell>
          <table:table-cell office:value-type="float" office:value="0.055303" calcext:value-type="float">
            <text:p>0.055303</text:p>
          </table:table-cell>
          <table:table-cell office:value-type="float" office:value="0.006235" calcext:value-type="float">
            <text:p>0.006235</text:p>
          </table:table-cell>
          <table:table-cell office:value-type="float" office:value="0" calcext:value-type="float">
            <text:p>0</text:p>
          </table:table-cell>
          <table:table-cell office:value-type="float" office:value="159934" calcext:value-type="float">
            <text:p>1599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02</text:p>
          </table:table-cell>
          <table:table-cell office:value-type="float" office:value="0.025655" calcext:value-type="float">
            <text:p>0.025655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0" calcext:value-type="float">
            <text:p>0</text:p>
          </table:table-cell>
          <table:table-cell office:value-type="float" office:value="138950" calcext:value-type="float">
            <text:p>13895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03</text:p>
          </table:table-cell>
          <table:table-cell office:value-type="float" office:value="0.026769" calcext:value-type="float">
            <text:p>0.026769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0" calcext:value-type="float">
            <text:p>0</text:p>
          </table:table-cell>
          <table:table-cell office:value-type="float" office:value="145164" calcext:value-type="float">
            <text:p>14516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04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05156" calcext:value-type="float">
            <text:p>0.005156</text:p>
          </table:table-cell>
          <table:table-cell office:value-type="float" office:value="0" calcext:value-type="float">
            <text:p>0</text:p>
          </table:table-cell>
          <table:table-cell office:value-type="float" office:value="134929" calcext:value-type="float">
            <text:p>13492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05</text:p>
          </table:table-cell>
          <table:table-cell office:value-type="float" office:value="0.027574" calcext:value-type="float">
            <text:p>0.027574</text:p>
          </table:table-cell>
          <table:table-cell office:value-type="float" office:value="0.004328" calcext:value-type="float">
            <text:p>0.004328</text:p>
          </table:table-cell>
          <table:table-cell office:value-type="float" office:value="0" calcext:value-type="float">
            <text:p>0</text:p>
          </table:table-cell>
          <table:table-cell office:value-type="float" office:value="114111" calcext:value-type="float">
            <text:p>11411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06</text:p>
          </table:table-cell>
          <table:table-cell office:value-type="float" office:value="0.028213" calcext:value-type="float">
            <text:p>0.028213</text:p>
          </table:table-cell>
          <table:table-cell office:value-type="float" office:value="0.006687" calcext:value-type="float">
            <text:p>0.006687</text:p>
          </table:table-cell>
          <table:table-cell office:value-type="float" office:value="0" calcext:value-type="float">
            <text:p>0</text:p>
          </table:table-cell>
          <table:table-cell office:value-type="float" office:value="166068" calcext:value-type="float">
            <text:p>16606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07</text:p>
          </table:table-cell>
          <table:table-cell office:value-type="float" office:value="0.025817" calcext:value-type="float">
            <text:p>0.025817</text:p>
          </table:table-cell>
          <table:table-cell office:value-type="float" office:value="0.00654" calcext:value-type="float">
            <text:p>0.00654</text:p>
          </table:table-cell>
          <table:table-cell office:value-type="float" office:value="0" calcext:value-type="float">
            <text:p>0</text:p>
          </table:table-cell>
          <table:table-cell office:value-type="float" office:value="153294" calcext:value-type="float">
            <text:p>15329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08</text:p>
          </table:table-cell>
          <table:table-cell office:value-type="float" office:value="0.030202" calcext:value-type="float">
            <text:p>0.030202</text:p>
          </table:table-cell>
          <table:table-cell office:value-type="float" office:value="0.004997" calcext:value-type="float">
            <text:p>0.004997</text:p>
          </table:table-cell>
          <table:table-cell office:value-type="float" office:value="0" calcext:value-type="float">
            <text:p>0</text:p>
          </table:table-cell>
          <table:table-cell office:value-type="float" office:value="121064" calcext:value-type="float">
            <text:p>12106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09</text:p>
          </table:table-cell>
          <table:table-cell office:value-type="float" office:value="0.032772" calcext:value-type="float">
            <text:p>0.032772</text:p>
          </table:table-cell>
          <table:table-cell office:value-type="float" office:value="0.006389" calcext:value-type="float">
            <text:p>0.006389</text:p>
          </table:table-cell>
          <table:table-cell office:value-type="float" office:value="0" calcext:value-type="float">
            <text:p>0</text:p>
          </table:table-cell>
          <table:table-cell office:value-type="float" office:value="154152" calcext:value-type="float">
            <text:p>15415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10</text:p>
          </table:table-cell>
          <table:table-cell office:value-type="float" office:value="0.039014" calcext:value-type="float">
            <text:p>0.039014</text:p>
          </table:table-cell>
          <table:table-cell office:value-type="float" office:value="0.005373" calcext:value-type="float">
            <text:p>0.005373</text:p>
          </table:table-cell>
          <table:table-cell office:value-type="float" office:value="0" calcext:value-type="float">
            <text:p>0</text:p>
          </table:table-cell>
          <table:table-cell office:value-type="float" office:value="131819" calcext:value-type="float">
            <text:p>13181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11</text:p>
          </table:table-cell>
          <table:table-cell office:value-type="float" office:value="0.035411" calcext:value-type="float">
            <text:p>0.035411</text:p>
          </table:table-cell>
          <table:table-cell office:value-type="float" office:value="0.008207" calcext:value-type="float">
            <text:p>0.008207</text:p>
          </table:table-cell>
          <table:table-cell office:value-type="float" office:value="0" calcext:value-type="float">
            <text:p>0</text:p>
          </table:table-cell>
          <table:table-cell office:value-type="float" office:value="182025" calcext:value-type="float">
            <text:p>18202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12</text:p>
          </table:table-cell>
          <table:table-cell office:value-type="float" office:value="0.030385" calcext:value-type="float">
            <text:p>0.030385</text:p>
          </table:table-cell>
          <table:table-cell office:value-type="float" office:value="0.005651" calcext:value-type="float">
            <text:p>0.005651</text:p>
          </table:table-cell>
          <table:table-cell office:value-type="float" office:value="0" calcext:value-type="float">
            <text:p>0</text:p>
          </table:table-cell>
          <table:table-cell office:value-type="float" office:value="146001" calcext:value-type="float">
            <text:p>14600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13</text:p>
          </table:table-cell>
          <table:table-cell office:value-type="float" office:value="0.043502" calcext:value-type="float">
            <text:p>0.043502</text:p>
          </table:table-cell>
          <table:table-cell office:value-type="float" office:value="0.006372" calcext:value-type="float">
            <text:p>0.006372</text:p>
          </table:table-cell>
          <table:table-cell office:value-type="float" office:value="0" calcext:value-type="float">
            <text:p>0</text:p>
          </table:table-cell>
          <table:table-cell office:value-type="float" office:value="155976" calcext:value-type="float">
            <text:p>15597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14</text:p>
          </table:table-cell>
          <table:table-cell office:value-type="float" office:value="0.037568" calcext:value-type="float">
            <text:p>0.037568</text:p>
          </table:table-cell>
          <table:table-cell office:value-type="float" office:value="0.006092" calcext:value-type="float">
            <text:p>0.006092</text:p>
          </table:table-cell>
          <table:table-cell office:value-type="float" office:value="0" calcext:value-type="float">
            <text:p>0</text:p>
          </table:table-cell>
          <table:table-cell office:value-type="float" office:value="141619" calcext:value-type="float">
            <text:p>14161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15</text:p>
          </table:table-cell>
          <table:table-cell office:value-type="float" office:value="0.04764" calcext:value-type="float">
            <text:p>0.04764</text:p>
          </table:table-cell>
          <table:table-cell office:value-type="float" office:value="0.009396" calcext:value-type="float">
            <text:p>0.009396</text:p>
          </table:table-cell>
          <table:table-cell office:value-type="float" office:value="0" calcext:value-type="float">
            <text:p>0</text:p>
          </table:table-cell>
          <table:table-cell office:value-type="float" office:value="192786" calcext:value-type="float">
            <text:p>19278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16</text:p>
          </table:table-cell>
          <table:table-cell office:value-type="float" office:value="0.047289" calcext:value-type="float">
            <text:p>0.047289</text:p>
          </table:table-cell>
          <table:table-cell office:value-type="float" office:value="0.00699" calcext:value-type="float">
            <text:p>0.00699</text:p>
          </table:table-cell>
          <table:table-cell office:value-type="float" office:value="0" calcext:value-type="float">
            <text:p>0</text:p>
          </table:table-cell>
          <table:table-cell office:value-type="float" office:value="167845" calcext:value-type="float">
            <text:p>16784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17</text:p>
          </table:table-cell>
          <table:table-cell office:value-type="float" office:value="0.03573" calcext:value-type="float">
            <text:p>0.03573</text:p>
          </table:table-cell>
          <table:table-cell office:value-type="float" office:value="0.005697" calcext:value-type="float">
            <text:p>0.005697</text:p>
          </table:table-cell>
          <table:table-cell office:value-type="float" office:value="0" calcext:value-type="float">
            <text:p>0</text:p>
          </table:table-cell>
          <table:table-cell office:value-type="float" office:value="136649" calcext:value-type="float">
            <text:p>13664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18</text:p>
          </table:table-cell>
          <table:table-cell office:value-type="float" office:value="0.042193" calcext:value-type="float">
            <text:p>0.042193</text:p>
          </table:table-cell>
          <table:table-cell office:value-type="float" office:value="0.006107" calcext:value-type="float">
            <text:p>0.006107</text:p>
          </table:table-cell>
          <table:table-cell office:value-type="float" office:value="0" calcext:value-type="float">
            <text:p>0</text:p>
          </table:table-cell>
          <table:table-cell office:value-type="float" office:value="145842" calcext:value-type="float">
            <text:p>145842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19</text:p>
          </table:table-cell>
          <table:table-cell office:value-type="float" office:value="0.043288" calcext:value-type="float">
            <text:p>0.043288</text:p>
          </table:table-cell>
          <table:table-cell office:value-type="float" office:value="0.005936" calcext:value-type="float">
            <text:p>0.005936</text:p>
          </table:table-cell>
          <table:table-cell office:value-type="float" office:value="0" calcext:value-type="float">
            <text:p>0</text:p>
          </table:table-cell>
          <table:table-cell office:value-type="float" office:value="137975" calcext:value-type="float">
            <text:p>13797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20</text:p>
          </table:table-cell>
          <table:table-cell office:value-type="float" office:value="0.05514" calcext:value-type="float">
            <text:p>0.05514</text:p>
          </table:table-cell>
          <table:table-cell office:value-type="float" office:value="0.005614" calcext:value-type="float">
            <text:p>0.005614</text:p>
          </table:table-cell>
          <table:table-cell office:value-type="float" office:value="0" calcext:value-type="float">
            <text:p>0</text:p>
          </table:table-cell>
          <table:table-cell office:value-type="float" office:value="134873" calcext:value-type="float">
            <text:p>13487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21</text:p>
          </table:table-cell>
          <table:table-cell office:value-type="float" office:value="0.045059" calcext:value-type="float">
            <text:p>0.045059</text:p>
          </table:table-cell>
          <table:table-cell office:value-type="float" office:value="0.008541" calcext:value-type="float">
            <text:p>0.008541</text:p>
          </table:table-cell>
          <table:table-cell office:value-type="float" office:value="0" calcext:value-type="float">
            <text:p>0</text:p>
          </table:table-cell>
          <table:table-cell office:value-type="float" office:value="178079" calcext:value-type="float">
            <text:p>17807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22</text:p>
          </table:table-cell>
          <table:table-cell office:value-type="float" office:value="0.046517" calcext:value-type="float">
            <text:p>0.046517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0" calcext:value-type="float">
            <text:p>0</text:p>
          </table:table-cell>
          <table:table-cell office:value-type="float" office:value="139592" calcext:value-type="float">
            <text:p>13959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23</text:p>
          </table:table-cell>
          <table:table-cell office:value-type="float" office:value="0.043551" calcext:value-type="float">
            <text:p>0.043551</text:p>
          </table:table-cell>
          <table:table-cell office:value-type="float" office:value="0.007149" calcext:value-type="float">
            <text:p>0.007149</text:p>
          </table:table-cell>
          <table:table-cell office:value-type="float" office:value="0" calcext:value-type="float">
            <text:p>0</text:p>
          </table:table-cell>
          <table:table-cell office:value-type="float" office:value="150975" calcext:value-type="float">
            <text:p>150975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24</text:p>
          </table:table-cell>
          <table:table-cell office:value-type="float" office:value="0.055079" calcext:value-type="float">
            <text:p>0.055079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" calcext:value-type="float">
            <text:p>0</text:p>
          </table:table-cell>
          <table:table-cell office:value-type="float" office:value="153375" calcext:value-type="float">
            <text:p>15337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25</text:p>
          </table:table-cell>
          <table:table-cell office:value-type="float" office:value="0.055151" calcext:value-type="float">
            <text:p>0.055151</text:p>
          </table:table-cell>
          <table:table-cell office:value-type="float" office:value="0.006312" calcext:value-type="float">
            <text:p>0.006312</text:p>
          </table:table-cell>
          <table:table-cell office:value-type="float" office:value="0" calcext:value-type="float">
            <text:p>0</text:p>
          </table:table-cell>
          <table:table-cell office:value-type="float" office:value="135445" calcext:value-type="float">
            <text:p>13544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26</text:p>
          </table:table-cell>
          <table:table-cell office:value-type="float" office:value="0.077487" calcext:value-type="float">
            <text:p>0.077487</text:p>
          </table:table-cell>
          <table:table-cell office:value-type="float" office:value="0.006015" calcext:value-type="float">
            <text:p>0.006015</text:p>
          </table:table-cell>
          <table:table-cell office:value-type="float" office:value="0" calcext:value-type="float">
            <text:p>0</text:p>
          </table:table-cell>
          <table:table-cell office:value-type="float" office:value="135159" calcext:value-type="float">
            <text:p>135159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27</text:p>
          </table:table-cell>
          <table:table-cell office:value-type="float" office:value="0.067664" calcext:value-type="float">
            <text:p>0.067664</text:p>
          </table:table-cell>
          <table:table-cell office:value-type="float" office:value="0.006166" calcext:value-type="float">
            <text:p>0.006166</text:p>
          </table:table-cell>
          <table:table-cell office:value-type="float" office:value="0" calcext:value-type="float">
            <text:p>0</text:p>
          </table:table-cell>
          <table:table-cell office:value-type="float" office:value="127372" calcext:value-type="float">
            <text:p>12737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28</text:p>
          </table:table-cell>
          <table:table-cell office:value-type="float" office:value="0.083136" calcext:value-type="float">
            <text:p>0.083136</text:p>
          </table:table-cell>
          <table:table-cell office:value-type="float" office:value="0.009157" calcext:value-type="float">
            <text:p>0.009157</text:p>
          </table:table-cell>
          <table:table-cell office:value-type="float" office:value="0" calcext:value-type="float">
            <text:p>0</text:p>
          </table:table-cell>
          <table:table-cell office:value-type="float" office:value="168065" calcext:value-type="float">
            <text:p>168065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29</text:p>
          </table:table-cell>
          <table:table-cell office:value-type="float" office:value="0.110344" calcext:value-type="float">
            <text:p>0.110344</text:p>
          </table:table-cell>
          <table:table-cell office:value-type="float" office:value="0.008431" calcext:value-type="float">
            <text:p>0.008431</text:p>
          </table:table-cell>
          <table:table-cell office:value-type="float" office:value="0" calcext:value-type="float">
            <text:p>0</text:p>
          </table:table-cell>
          <table:table-cell office:value-type="float" office:value="158438" calcext:value-type="float">
            <text:p>158438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30</text:p>
          </table:table-cell>
          <table:table-cell office:value-type="float" office:value="0.184113" calcext:value-type="float">
            <text:p>0.184113</text:p>
          </table:table-cell>
          <table:table-cell office:value-type="float" office:value="0.007791" calcext:value-type="float">
            <text:p>0.007791</text:p>
          </table:table-cell>
          <table:table-cell office:value-type="float" office:value="0" calcext:value-type="float">
            <text:p>0</text:p>
          </table:table-cell>
          <table:table-cell office:value-type="float" office:value="146336" calcext:value-type="float">
            <text:p>146336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31</text:p>
          </table:table-cell>
          <table:table-cell office:value-type="float" office:value="0.144999" calcext:value-type="float">
            <text:p>0.144999</text:p>
          </table:table-cell>
          <table:table-cell office:value-type="float" office:value="0.009392" calcext:value-type="float">
            <text:p>0.009392</text:p>
          </table:table-cell>
          <table:table-cell office:value-type="float" office:value="0" calcext:value-type="float">
            <text:p>0</text:p>
          </table:table-cell>
          <table:table-cell office:value-type="float" office:value="150565" calcext:value-type="float">
            <text:p>150565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32</text:p>
          </table:table-cell>
          <table:table-cell office:value-type="float" office:value="0.125841" calcext:value-type="float">
            <text:p>0.125841</text:p>
          </table:table-cell>
          <table:table-cell office:value-type="float" office:value="0.008134" calcext:value-type="float">
            <text:p>0.008134</text:p>
          </table:table-cell>
          <table:table-cell office:value-type="float" office:value="0" calcext:value-type="float">
            <text:p>0</text:p>
          </table:table-cell>
          <table:table-cell office:value-type="float" office:value="139185" calcext:value-type="float">
            <text:p>139185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33</text:p>
          </table:table-cell>
          <table:table-cell office:value-type="float" office:value="0.129877" calcext:value-type="float">
            <text:p>0.129877</text:p>
          </table:table-cell>
          <table:table-cell office:value-type="float" office:value="0.009575" calcext:value-type="float">
            <text:p>0.009575</text:p>
          </table:table-cell>
          <table:table-cell office:value-type="float" office:value="0" calcext:value-type="float">
            <text:p>0</text:p>
          </table:table-cell>
          <table:table-cell office:value-type="float" office:value="148587" calcext:value-type="float">
            <text:p>148587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34</text:p>
          </table:table-cell>
          <table:table-cell office:value-type="float" office:value="0.180695" calcext:value-type="float">
            <text:p>0.180695</text:p>
          </table:table-cell>
          <table:table-cell office:value-type="float" office:value="0.011714" calcext:value-type="float">
            <text:p>0.011714</text:p>
          </table:table-cell>
          <table:table-cell office:value-type="float" office:value="0" calcext:value-type="float">
            <text:p>0</text:p>
          </table:table-cell>
          <table:table-cell office:value-type="float" office:value="152370" calcext:value-type="float">
            <text:p>152370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35</text:p>
          </table:table-cell>
          <table:table-cell office:value-type="float" office:value="3.316632" calcext:value-type="float">
            <text:p>3.316632</text:p>
          </table:table-cell>
          <table:table-cell office:value-type="float" office:value="0.021048" calcext:value-type="float">
            <text:p>0.021048</text:p>
          </table:table-cell>
          <table:table-cell office:value-type="float" office:value="0" calcext:value-type="float">
            <text:p>0</text:p>
          </table:table-cell>
          <table:table-cell office:value-type="float" office:value="144735" calcext:value-type="float">
            <text:p>144735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36</text:p>
          </table:table-cell>
          <table:table-cell office:value-type="float" office:value="6.408281" calcext:value-type="float">
            <text:p>6.408281</text:p>
          </table:table-cell>
          <table:table-cell office:value-type="float" office:value="0.008947" calcext:value-type="float">
            <text:p>0.008947</text:p>
          </table:table-cell>
          <table:table-cell office:value-type="float" office:value="0" calcext:value-type="float">
            <text:p>0</text:p>
          </table:table-cell>
          <table:table-cell office:value-type="float" office:value="143353" calcext:value-type="float">
            <text:p>143353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37</text:p>
          </table:table-cell>
          <table:table-cell office:value-type="float" office:value="6.168946" calcext:value-type="float">
            <text:p>6.168946</text:p>
          </table:table-cell>
          <table:table-cell office:value-type="float" office:value="0.006688" calcext:value-type="float">
            <text:p>0.006688</text:p>
          </table:table-cell>
          <table:table-cell office:value-type="float" office:value="0" calcext:value-type="float">
            <text:p>0</text:p>
          </table:table-cell>
          <table:table-cell office:value-type="float" office:value="119248" calcext:value-type="float">
            <text:p>119248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38</text:p>
          </table:table-cell>
          <table:table-cell office:value-type="float" office:value="6.583186" calcext:value-type="float">
            <text:p>6.583186</text:p>
          </table:table-cell>
          <table:table-cell office:value-type="float" office:value="0.005998" calcext:value-type="float">
            <text:p>0.005998</text:p>
          </table:table-cell>
          <table:table-cell office:value-type="float" office:value="0" calcext:value-type="float">
            <text:p>0</text:p>
          </table:table-cell>
          <table:table-cell office:value-type="float" office:value="118102" calcext:value-type="float">
            <text:p>118102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39</text:p>
          </table:table-cell>
          <table:table-cell office:value-type="float" office:value="6.424609" calcext:value-type="float">
            <text:p>6.424609</text:p>
          </table:table-cell>
          <table:table-cell office:value-type="float" office:value="0.008216" calcext:value-type="float">
            <text:p>0.008216</text:p>
          </table:table-cell>
          <table:table-cell office:value-type="float" office:value="0" calcext:value-type="float">
            <text:p>0</text:p>
          </table:table-cell>
          <table:table-cell office:value-type="float" office:value="149038" calcext:value-type="float">
            <text:p>149038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40</text:p>
          </table:table-cell>
          <table:table-cell office:value-type="float" office:value="6.214228" calcext:value-type="float">
            <text:p>6.214228</text:p>
          </table:table-cell>
          <table:table-cell office:value-type="float" office:value="0.007872" calcext:value-type="float">
            <text:p>0.007872</text:p>
          </table:table-cell>
          <table:table-cell office:value-type="float" office:value="0" calcext:value-type="float">
            <text:p>0</text:p>
          </table:table-cell>
          <table:table-cell office:value-type="float" office:value="134633" calcext:value-type="float">
            <text:p>134633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41</text:p>
          </table:table-cell>
          <table:table-cell office:value-type="float" office:value="6.566717" calcext:value-type="float">
            <text:p>6.566717</text:p>
          </table:table-cell>
          <table:table-cell office:value-type="float" office:value="0.007855" calcext:value-type="float">
            <text:p>0.007855</text:p>
          </table:table-cell>
          <table:table-cell office:value-type="float" office:value="0" calcext:value-type="float">
            <text:p>0</text:p>
          </table:table-cell>
          <table:table-cell office:value-type="float" office:value="131470" calcext:value-type="float">
            <text:p>131470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42</text:p>
          </table:table-cell>
          <table:table-cell office:value-type="float" office:value="6.460252" calcext:value-type="float">
            <text:p>6.460252</text:p>
          </table:table-cell>
          <table:table-cell office:value-type="float" office:value="0.007415" calcext:value-type="float">
            <text:p>0.007415</text:p>
          </table:table-cell>
          <table:table-cell office:value-type="float" office:value="0" calcext:value-type="float">
            <text:p>0</text:p>
          </table:table-cell>
          <table:table-cell office:value-type="float" office:value="121995" calcext:value-type="float">
            <text:p>121995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43</text:p>
          </table:table-cell>
          <table:table-cell office:value-type="float" office:value="6.19338" calcext:value-type="float">
            <text:p>6.19338</text:p>
          </table:table-cell>
          <table:table-cell office:value-type="float" office:value="0.009613" calcext:value-type="float">
            <text:p>0.009613</text:p>
          </table:table-cell>
          <table:table-cell office:value-type="float" office:value="0" calcext:value-type="float">
            <text:p>0</text:p>
          </table:table-cell>
          <table:table-cell office:value-type="float" office:value="147671" calcext:value-type="float">
            <text:p>147671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44</text:p>
          </table:table-cell>
          <table:table-cell office:value-type="float" office:value="5.442217" calcext:value-type="float">
            <text:p>5.442217</text:p>
          </table:table-cell>
          <table:table-cell office:value-type="float" office:value="0.006896" calcext:value-type="float">
            <text:p>0.006896</text:p>
          </table:table-cell>
          <table:table-cell office:value-type="float" office:value="0" calcext:value-type="float">
            <text:p>0</text:p>
          </table:table-cell>
          <table:table-cell office:value-type="float" office:value="144306" calcext:value-type="float">
            <text:p>144306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2017-10-14</text:p>
          </table:table-cell>
          <table:table-cell office:value-type="string" calcext:value-type="string">
            <text:p>15:18:45</text:p>
          </table:table-cell>
          <table:table-cell office:value-type="float" office:value="3.365182" calcext:value-type="float">
            <text:p>3.365182</text:p>
          </table:table-cell>
          <table:table-cell office:value-type="float" office:value="0.004584" calcext:value-type="float">
            <text:p>0.004584</text:p>
          </table:table-cell>
          <table:table-cell office:value-type="float" office:value="0" calcext:value-type="float">
            <text:p>0</text:p>
          </table:table-cell>
          <table:table-cell office:value-type="float" office:value="90624" calcext:value-type="float">
            <text:p>90624</text:p>
          </table:table-cell>
          <table:table-cell office:value-type="float" office:value="799" calcext:value-type="float">
            <text:p>799</text:p>
          </table:table-cell>
        </table:table-row>
        <table:table-row table:style-name="ro1" table:visibility="collapse">
          <table:table-cell office:value-type="string" calcext:value-type="string">
            <text:p>2017-10-14</text:p>
          </table:table-cell>
          <table:table-cell office:value-type="string" calcext:value-type="string">
            <text:p>15:18:46</text:p>
          </table:table-cell>
          <table:table-cell office:value-type="float" office:value="0.94348" calcext:value-type="float">
            <text:p>0.94348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0" calcext:value-type="float">
            <text:p>0</text:p>
          </table:table-cell>
          <table:table-cell office:value-type="float" office:value="20664" calcext:value-type="float">
            <text:p>20664</text:p>
          </table:table-cell>
          <table:table-cell office:value-type="float" office:value="799" calcext:value-type="float">
            <text:p>799</text:p>
          </table:table-cell>
        </table:table-row>
        <table:table-row table:style-name="ro1" table:visibility="collapse">
          <table:table-cell office:value-type="string" calcext:value-type="string">
            <text:p>2017-10-14</text:p>
          </table:table-cell>
          <table:table-cell office:value-type="string" calcext:value-type="string">
            <text:p>15:18:47</text:p>
          </table:table-cell>
          <table:table-cell office:value-type="float" office:value="0.143668" calcext:value-type="float">
            <text:p>0.143668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" calcext:value-type="float">
            <text:p>0</text:p>
          </table:table-cell>
          <table:table-cell office:value-type="float" office:value="4658" calcext:value-type="float">
            <text:p>4658</text:p>
          </table:table-cell>
          <table:table-cell office:value-type="float" office:value="703" calcext:value-type="float">
            <text:p>703</text:p>
          </table:table-cell>
        </table:table-row>
        <table:table-row table:style-name="ro1" table:visibility="collapse">
          <table:table-cell office:value-type="string" calcext:value-type="string">
            <text:p>2017-10-14</text:p>
          </table:table-cell>
          <table:table-cell office:value-type="string" calcext:value-type="string">
            <text:p>15:18:48</text:p>
          </table:table-cell>
          <table:table-cell office:value-type="float" office:value="0.568797" calcext:value-type="float">
            <text:p>0.568797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" calcext:value-type="float">
            <text:p>0</text:p>
          </table:table-cell>
          <table:table-cell office:value-type="float" office:value="6341" calcext:value-type="float">
            <text:p>6341</text:p>
          </table:table-cell>
          <table:table-cell office:value-type="float" office:value="353" calcext:value-type="float">
            <text:p>353</text:p>
          </table:table-cell>
        </table:table-row>
        <table:table-row table:style-name="ro1" table:visibility="collapse">
          <table:table-cell office:value-type="string" calcext:value-type="string">
            <text:p>2017-10-14</text:p>
          </table:table-cell>
          <table:table-cell office:value-type="string" calcext:value-type="string">
            <text:p>15:18:49</text:p>
          </table:table-cell>
          <table:table-cell office:value-type="float" office:value="0.000103" calcext:value-type="float">
            <text:p>0.000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 table:visibility="collapse">
          <table:table-cell office:value-type="string" calcext:value-type="string">
            <text:p>2017-10-14</text:p>
          </table:table-cell>
          <table:table-cell office:value-type="string" calcext:value-type="string">
            <text:p>15:18:50</text:p>
          </table:table-cell>
          <table:table-cell office:value-type="float" office:value="1.728331" calcext:value-type="float">
            <text:p>1.728331</text:p>
          </table:table-cell>
          <table:table-cell office:value-type="float" office:value="0.001057" calcext:value-type="float">
            <text:p>0.001057</text:p>
          </table:table-cell>
          <table:table-cell office:value-type="float" office:value="0" calcext:value-type="float">
            <text:p>0</text:p>
          </table:table-cell>
          <table:table-cell office:value-type="float" office:value="24734" calcext:value-type="float">
            <text:p>24734</text:p>
          </table:table-cell>
          <table:table-cell office:value-type="float" office:value="87" calcext:value-type="float">
            <text:p>87</text:p>
          </table:table-cell>
        </table:table-row>
        <table:table-row table:style-name="ro1" table:visibility="collapse">
          <table:table-cell office:value-type="string" calcext:value-type="string">
            <text:p>2017-10-14</text:p>
          </table:table-cell>
          <table:table-cell office:value-type="string" calcext:value-type="string">
            <text:p>15:18:51</text:p>
          </table:table-cell>
          <table:table-cell office:value-type="float" office:value="0.000103" calcext:value-type="float">
            <text:p>0.000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collapse">
          <table:table-cell office:value-type="string" calcext:value-type="string">
            <text:p>2017-10-14</text:p>
          </table:table-cell>
          <table:table-cell office:value-type="string" calcext:value-type="string">
            <text:p>15:18:52</text:p>
          </table:table-cell>
          <table:table-cell office:value-type="float" office:value="0.000109" calcext:value-type="float">
            <text:p>0.000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collapse">
          <table:table-cell office:value-type="string" calcext:value-type="string">
            <text:p>2017-10-14</text:p>
          </table:table-cell>
          <table:table-cell office:value-type="string" calcext:value-type="string">
            <text:p>15:18:53</text:p>
          </table:table-cell>
          <table:table-cell office:value-type="float" office:value="0.000135" calcext:value-type="float">
            <text:p>0.000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2017-10-14</text:p>
          </table:table-cell>
          <table:table-cell office:value-type="string" calcext:value-type="string">
            <text:p>15:18:54</text:p>
          </table:table-cell>
          <table:table-cell office:value-type="float" office:value="0.000165" calcext:value-type="float">
            <text:p>0.000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4T11:22:59.916729575</dc:date>
    <meta:editing-duration>PT2M14S</meta:editing-duration>
    <meta:editing-cycles>1</meta:editing-cycles>
    <meta:document-statistic meta:table-count="1" meta:cell-count="406" meta:object-count="1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001cm" svg:y="4.005cm" style:legend-expansion="high" chart:style-name="ch2"/>
        <chart:plot-area chart:style-name="ch3" table:cell-range-address="test226.G1:test226.G58 test226.C1:test226.D58" chart:data-source-has-labels="row" svg:x="0.32cm" svg:y="0.18cm" svg:width="13.361cm" svg:height="8.64cm">
          <chartooo:coordinate-region svg:x="0.756cm" svg:y="0.354cm" svg:width="12.645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226.C2:test226.C58" chart:label-cell-address="test226.C1:test226.C1" chart:class="chart:scatter">
            <chart:domain table:cell-range-address="test226.G2:test226.G58"/>
            <chart:data-point chart:repeated="48"/>
          </chart:series>
          <chart:series chart:style-name="ch7" chart:values-cell-range-address="test226.D2:test226.D58" chart:label-cell-address="test226.D1:test226.D1" chart:class="chart:scatter"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26.C1:test226.C1</svg:desc>
                </draw:g>
              </table:table-cell>
              <table:table-cell office:value-type="string">
                <text:p>xfertime</text:p>
                <draw:g>
                  <svg:desc>test226.D1:test226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test226.G2:test226.G58</svg:desc>
                </draw:g>
              </table:table-cell>
              <table:table-cell office:value-type="float" office:value="0.03193">
                <text:p>0.03193</text:p>
                <draw:g>
                  <svg:desc>test226.C2:test226.C58</svg:desc>
                </draw:g>
              </table:table-cell>
              <table:table-cell office:value-type="float" office:value="0.011647">
                <text:p>0.011647</text:p>
                <draw:g>
                  <svg:desc>test226.D2:test226.D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0.064256">
                <text:p>0.064256</text:p>
              </table:table-cell>
              <table:table-cell office:value-type="float" office:value="0.004342">
                <text:p>0.0043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0.040376">
                <text:p>0.040376</text:p>
              </table:table-cell>
              <table:table-cell office:value-type="float" office:value="0.007734">
                <text:p>0.007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0.055303">
                <text:p>0.055303</text:p>
              </table:table-cell>
              <table:table-cell office:value-type="float" office:value="0.006235">
                <text:p>0.006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0.025655">
                <text:p>0.025655</text:p>
              </table:table-cell>
              <table:table-cell office:value-type="float" office:value="0.00551">
                <text:p>0.005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2">
                <text:p>122</text:p>
              </table:table-cell>
              <table:table-cell office:value-type="float" office:value="0.026769">
                <text:p>0.026769</text:p>
              </table:table-cell>
              <table:table-cell office:value-type="float" office:value="0.006216">
                <text:p>0.006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">
                <text:p>198</text:p>
              </table:table-cell>
              <table:table-cell office:value-type="float" office:value="0.02667">
                <text:p>0.02667</text:p>
              </table:table-cell>
              <table:table-cell office:value-type="float" office:value="0.005156">
                <text:p>0.0051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0.027574">
                <text:p>0.027574</text:p>
              </table:table-cell>
              <table:table-cell office:value-type="float" office:value="0.004328">
                <text:p>0.0043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">
                <text:p>199</text:p>
              </table:table-cell>
              <table:table-cell office:value-type="float" office:value="0.028213">
                <text:p>0.028213</text:p>
              </table:table-cell>
              <table:table-cell office:value-type="float" office:value="0.006687">
                <text:p>0.0066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">
                <text:p>199</text:p>
              </table:table-cell>
              <table:table-cell office:value-type="float" office:value="0.025817">
                <text:p>0.025817</text:p>
              </table:table-cell>
              <table:table-cell office:value-type="float" office:value="0.00654">
                <text:p>0.006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9">
                <text:p>229</text:p>
              </table:table-cell>
              <table:table-cell office:value-type="float" office:value="0.030202">
                <text:p>0.030202</text:p>
              </table:table-cell>
              <table:table-cell office:value-type="float" office:value="0.004997">
                <text:p>0.004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">
                <text:p>299</text:p>
              </table:table-cell>
              <table:table-cell office:value-type="float" office:value="0.032772">
                <text:p>0.032772</text:p>
              </table:table-cell>
              <table:table-cell office:value-type="float" office:value="0.006389">
                <text:p>0.0063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8">
                <text:p>298</text:p>
              </table:table-cell>
              <table:table-cell office:value-type="float" office:value="0.039014">
                <text:p>0.039014</text:p>
              </table:table-cell>
              <table:table-cell office:value-type="float" office:value="0.005373">
                <text:p>0.005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0.035411">
                <text:p>0.035411</text:p>
              </table:table-cell>
              <table:table-cell office:value-type="float" office:value="0.008207">
                <text:p>0.008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9">
                <text:p>299</text:p>
              </table:table-cell>
              <table:table-cell office:value-type="float" office:value="0.030385">
                <text:p>0.030385</text:p>
              </table:table-cell>
              <table:table-cell office:value-type="float" office:value="0.005651">
                <text:p>0.0056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9">
                <text:p>329</text:p>
              </table:table-cell>
              <table:table-cell office:value-type="float" office:value="0.043502">
                <text:p>0.043502</text:p>
              </table:table-cell>
              <table:table-cell office:value-type="float" office:value="0.006372">
                <text:p>0.0063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6">
                <text:p>396</text:p>
              </table:table-cell>
              <table:table-cell office:value-type="float" office:value="0.037568">
                <text:p>0.037568</text:p>
              </table:table-cell>
              <table:table-cell office:value-type="float" office:value="0.006092">
                <text:p>0.0060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3">
                <text:p>403</text:p>
              </table:table-cell>
              <table:table-cell office:value-type="float" office:value="0.04764">
                <text:p>0.04764</text:p>
              </table:table-cell>
              <table:table-cell office:value-type="float" office:value="0.009396">
                <text:p>0.0093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">
                <text:p>399</text:p>
              </table:table-cell>
              <table:table-cell office:value-type="float" office:value="0.047289">
                <text:p>0.047289</text:p>
              </table:table-cell>
              <table:table-cell office:value-type="float" office:value="0.00699">
                <text:p>0.006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">
                <text:p>399</text:p>
              </table:table-cell>
              <table:table-cell office:value-type="float" office:value="0.03573">
                <text:p>0.03573</text:p>
              </table:table-cell>
              <table:table-cell office:value-type="float" office:value="0.005697">
                <text:p>0.0056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8">
                <text:p>418</text:p>
              </table:table-cell>
              <table:table-cell office:value-type="float" office:value="0.042193">
                <text:p>0.042193</text:p>
              </table:table-cell>
              <table:table-cell office:value-type="float" office:value="0.006107">
                <text:p>0.0061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9">
                <text:p>499</text:p>
              </table:table-cell>
              <table:table-cell office:value-type="float" office:value="0.043288">
                <text:p>0.043288</text:p>
              </table:table-cell>
              <table:table-cell office:value-type="float" office:value="0.005936">
                <text:p>0.0059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9">
                <text:p>499</text:p>
              </table:table-cell>
              <table:table-cell office:value-type="float" office:value="0.05514">
                <text:p>0.05514</text:p>
              </table:table-cell>
              <table:table-cell office:value-type="float" office:value="0.005614">
                <text:p>0.0056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9">
                <text:p>499</text:p>
              </table:table-cell>
              <table:table-cell office:value-type="float" office:value="0.045059">
                <text:p>0.045059</text:p>
              </table:table-cell>
              <table:table-cell office:value-type="float" office:value="0.008541">
                <text:p>0.0085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9">
                <text:p>499</text:p>
              </table:table-cell>
              <table:table-cell office:value-type="float" office:value="0.046517">
                <text:p>0.046517</text:p>
              </table:table-cell>
              <table:table-cell office:value-type="float" office:value="0.00638">
                <text:p>0.006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4">
                <text:p>524</text:p>
              </table:table-cell>
              <table:table-cell office:value-type="float" office:value="0.043551">
                <text:p>0.043551</text:p>
              </table:table-cell>
              <table:table-cell office:value-type="float" office:value="0.007149">
                <text:p>0.007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9">
                <text:p>599</text:p>
              </table:table-cell>
              <table:table-cell office:value-type="float" office:value="0.055079">
                <text:p>0.055079</text:p>
              </table:table-cell>
              <table:table-cell office:value-type="float" office:value="0.00737">
                <text:p>0.007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9">
                <text:p>599</text:p>
              </table:table-cell>
              <table:table-cell office:value-type="float" office:value="0.055151">
                <text:p>0.055151</text:p>
              </table:table-cell>
              <table:table-cell office:value-type="float" office:value="0.006312">
                <text:p>0.0063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4">
                <text:p>594</text:p>
              </table:table-cell>
              <table:table-cell office:value-type="float" office:value="0.077487">
                <text:p>0.077487</text:p>
              </table:table-cell>
              <table:table-cell office:value-type="float" office:value="0.006015">
                <text:p>0.0060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">
                <text:p>600</text:p>
              </table:table-cell>
              <table:table-cell office:value-type="float" office:value="0.067664">
                <text:p>0.067664</text:p>
              </table:table-cell>
              <table:table-cell office:value-type="float" office:value="0.006166">
                <text:p>0.0061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5">
                <text:p>615</text:p>
              </table:table-cell>
              <table:table-cell office:value-type="float" office:value="0.083136">
                <text:p>0.083136</text:p>
              </table:table-cell>
              <table:table-cell office:value-type="float" office:value="0.009157">
                <text:p>0.0091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3">
                <text:p>703</text:p>
              </table:table-cell>
              <table:table-cell office:value-type="float" office:value="0.110344">
                <text:p>0.110344</text:p>
              </table:table-cell>
              <table:table-cell office:value-type="float" office:value="0.008431">
                <text:p>0.0084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3">
                <text:p>703</text:p>
              </table:table-cell>
              <table:table-cell office:value-type="float" office:value="0.184113">
                <text:p>0.184113</text:p>
              </table:table-cell>
              <table:table-cell office:value-type="float" office:value="0.007791">
                <text:p>0.0077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1">
                <text:p>691</text:p>
              </table:table-cell>
              <table:table-cell office:value-type="float" office:value="0.144999">
                <text:p>0.144999</text:p>
              </table:table-cell>
              <table:table-cell office:value-type="float" office:value="0.009392">
                <text:p>0.0093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9">
                <text:p>699</text:p>
              </table:table-cell>
              <table:table-cell office:value-type="float" office:value="0.125841">
                <text:p>0.125841</text:p>
              </table:table-cell>
              <table:table-cell office:value-type="float" office:value="0.008134">
                <text:p>0.0081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3">
                <text:p>713</text:p>
              </table:table-cell>
              <table:table-cell office:value-type="float" office:value="0.129877">
                <text:p>0.129877</text:p>
              </table:table-cell>
              <table:table-cell office:value-type="float" office:value="0.009575">
                <text:p>0.0095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18">
                <text:p>818</text:p>
              </table:table-cell>
              <table:table-cell office:value-type="float" office:value="0.180695">
                <text:p>0.180695</text:p>
              </table:table-cell>
              <table:table-cell office:value-type="float" office:value="0.011714">
                <text:p>0.0117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1">
                <text:p>761</text:p>
              </table:table-cell>
              <table:table-cell office:value-type="float" office:value="3.316632">
                <text:p>3.316632</text:p>
              </table:table-cell>
              <table:table-cell office:value-type="float" office:value="0.021048">
                <text:p>0.0210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8">
                <text:p>808</text:p>
              </table:table-cell>
              <table:table-cell office:value-type="float" office:value="6.408281">
                <text:p>6.408281</text:p>
              </table:table-cell>
              <table:table-cell office:value-type="float" office:value="0.008947">
                <text:p>0.0089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20">
                <text:p>820</text:p>
              </table:table-cell>
              <table:table-cell office:value-type="float" office:value="6.168946">
                <text:p>6.168946</text:p>
              </table:table-cell>
              <table:table-cell office:value-type="float" office:value="0.006688">
                <text:p>0.0066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3">
                <text:p>803</text:p>
              </table:table-cell>
              <table:table-cell office:value-type="float" office:value="6.583186">
                <text:p>6.583186</text:p>
              </table:table-cell>
              <table:table-cell office:value-type="float" office:value="0.005998">
                <text:p>0.0059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94">
                <text:p>794</text:p>
              </table:table-cell>
              <table:table-cell office:value-type="float" office:value="6.424609">
                <text:p>6.424609</text:p>
              </table:table-cell>
              <table:table-cell office:value-type="float" office:value="0.008216">
                <text:p>0.0082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5">
                <text:p>805</text:p>
              </table:table-cell>
              <table:table-cell office:value-type="float" office:value="6.214228">
                <text:p>6.214228</text:p>
              </table:table-cell>
              <table:table-cell office:value-type="float" office:value="0.007872">
                <text:p>0.0078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88">
                <text:p>788</text:p>
              </table:table-cell>
              <table:table-cell office:value-type="float" office:value="6.566717">
                <text:p>6.566717</text:p>
              </table:table-cell>
              <table:table-cell office:value-type="float" office:value="0.007855">
                <text:p>0.0078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13">
                <text:p>813</text:p>
              </table:table-cell>
              <table:table-cell office:value-type="float" office:value="6.460252">
                <text:p>6.460252</text:p>
              </table:table-cell>
              <table:table-cell office:value-type="float" office:value="0.007415">
                <text:p>0.0074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95">
                <text:p>795</text:p>
              </table:table-cell>
              <table:table-cell office:value-type="float" office:value="6.19338">
                <text:p>6.19338</text:p>
              </table:table-cell>
              <table:table-cell office:value-type="float" office:value="0.009613">
                <text:p>0.0096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03">
                <text:p>803</text:p>
              </table:table-cell>
              <table:table-cell office:value-type="float" office:value="5.442217">
                <text:p>5.442217</text:p>
              </table:table-cell>
              <table:table-cell office:value-type="float" office:value="0.006896">
                <text:p>0.0068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99">
                <text:p>799</text:p>
              </table:table-cell>
              <table:table-cell office:value-type="float" office:value="3.365182">
                <text:p>3.365182</text:p>
              </table:table-cell>
              <table:table-cell office:value-type="float" office:value="0.004584">
                <text:p>0.0045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